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Indd.xml" manifest:media-type="text/xml"/>
  <manifest:file-entry manifest:full-path="Basic/Publishing/unusedStyles.xml" manifest:media-type="text/xml"/>
  <manifest:file-entry manifest:full-path="Basic/Publishing/CleanManualFormat.xml" manifest:media-type="text/xml"/>
  <manifest:file-entry manifest:full-path="Basic/Publishing/pageBreaks.xml" manifest:media-type="text/xml"/>
  <manifest:file-entry manifest:full-path="Basic/Publishing/Toolbars.xml" manifest:media-type="text/xml"/>
  <manifest:file-entry manifest:full-path="Basic/Publishing/Libraries.xml" manifest:media-type="text/xml"/>
  <manifest:file-entry manifest:full-path="Basic/Publishing/Correction.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801cm" style:rel-column-width="10797*"/>
    </style:style>
    <style:style style:name="Таблица1.B" style:family="table-column">
      <style:table-column-properties style:column-width="8.532cm" style:rel-column-width="32889*"/>
    </style:style>
    <style:style style:name="Таблица1.C" style:family="table-column">
      <style:table-column-properties style:column-width="5.667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2.801cm" style:rel-column-width="10797*"/>
    </style:style>
    <style:style style:name="Таблица2.B" style:family="table-column">
      <style:table-column-properties style:column-width="8.532cm" style:rel-column-width="32889*"/>
    </style:style>
    <style:style style:name="Таблица2.C" style:family="table-column">
      <style:table-column-properties style:column-width="5.667cm" style:rel-column-width="21849*"/>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style style:name="P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Данный файл содержит макросы, нажмите на кнопки для их установки</text:p>
      <text:p text:style-name="Standard"><draw:control text:anchor-type="as-char" svg:y="-0.381cm" draw:z-index="0" draw:name="Фигура1" draw:style-name="gr1" draw:text-style-name="P2" svg:width="4.261cm" svg:height="0.595cm" draw:control="control1"/><text:s text:c="7"/></text:p>
      <text:p text:style-name="Text_20_body">Панель с макросами для редактора</text:p>
      <text:p text:style-name="Text_20_body"><draw:control text:anchor-type="as-char" svg:y="-0.4cm" draw:z-index="1" draw:name="Фигура1" draw:style-name="gr1" draw:text-style-name="P2" svg:width="6.347cm" svg:height="0.595cm" draw:control="control2"/><text:s text:c="5"/></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Text_20_body"><draw:control text:anchor-type="as-char" svg:y="-0.383cm" draw:z-index="2" draw:name="Фигура1" draw:style-name="gr1" draw:text-style-name="P2" svg:width="9.771cm" svg:height="0.595cm" draw:control="control3"/><text:s text:c="5"/></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1272134698" text:style-name="L1">
              <text:list-item>
                <text:p text:style-name="P1">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text:soft-page-break/>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52642561675311" text:continue-numbering="true" text:style-name="L1">
              <text:list-header>
                <text:p text:style-name="P1">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52642058187934" text:continue-numbering="true" text:style-name="L1">
              <text:list-header>
                <text:p text:style-name="P1">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52644133990686" text:continue-numbering="true" text:style-name="L1">
              <text:list-header>
                <text:p text:style-name="P1">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52643831221094" text:continue-numbering="true" text:style-name="L1">
              <text:list-header>
                <text:p text:style-name="P1">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152642670939557" text:continue-numbering="true" text:style-name="L1">
              <text:list-header>
                <text:p text:style-name="P1">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52642853782903" text:continue-numbering="true" text:style-name="L1">
              <text:list-header>
                <text:p text:style-name="P1">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52643869255459" text:continue-numbering="true" text:style-name="L1">
              <text:list-header>
                <text:p text:style-name="P1">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52644061439109" text:continue-numbering="true" text:style-name="L1">
              <text:list-header>
                <text:p text:style-name="P1">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52643937463627" text:continue-numbering="true" text:style-name="L1">
              <text:list-header>
                <text:p text:style-name="P1">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52644158442733" text:continue-numbering="true" text:style-name="L1">
              <text:list-header>
                <text:p text:style-name="P1">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52644125983518" text:continue-numbering="true" text:style-name="L1">
              <text:list-header>
                <text:p text:style-name="P1">Пробелы между с. 7 и серия 7 заменяются на неразрывные</text:p>
              </text:list-header>
            </text:list>
          </table:table-cell>
          <table:table-cell table:style-name="Таблица2.C2" office:value-type="string">
            <text:p text:style-name="Table_20_Contents">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52643740551218" text:continue-numbering="true" text:style-name="L1">
              <text:list-header>
                <text:p text:style-name="P1">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52642507107245" text:continue-numbering="true" text:style-name="L1">
              <text:list-header>
                <text:p text:style-name="P1">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52643937351238" text:continue-list="list152642507107245" text:style-name="L1">
              <text:list-item text:start-value="1">
                <text:p text:style-name="P1"><text:soft-page-break/>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9H55M57S</meta:editing-duration>
    <meta:editing-cycles>527</meta:editing-cycles>
    <meta:generator>LibreOffice/5.4.4.2$Linux_X86_64 LibreOffice_project/2524958677847fb3bb44820e40380acbe820f960</meta:generator>
    <dc:date>2018-06-20T15:26:41.866261060</dc:date>
    <meta:document-statistic meta:table-count="2" meta:image-count="0" meta:object-count="0" meta:page-count="4" meta:paragraph-count="135" meta:word-count="905" meta:character-count="7571"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o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ArabicD"
SearchString = "\uF0F1"
oReplaceString = "́"
ReplaceFormatting(SearchString,oReplaceString,SrchAttributes,ReplAttributes, false)
ReplaceFormatting(SearchString,oReplaceString,SrchAttributes,ReplAttributes, true)

substituteCharNameInStyles( "WL LatinAllIn1Goth","ArabicD")
End Sub

Sub badGothToArabicD
Dim SrchAttributes(0) as new com.sun.star.beans.PropertyValue
Dim ReplAttributes(0) as new com.sun.star.beans.PropertyValue
ReplAttributes(0).Name = "CharFontName"
ReplAttributes(0).Value = "ArabicD"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ArabicD","WL LatinAllIn1Goth")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ubstituteCharNameInStyles(oldFont,newFont)
Dim oDoc as Object
Dim fontNames As String
fontNames = ""
oDoc = ThisComponent
oFamilies = thiscomponent.StyleFamilies
sElements() = oFamilies.getElementNames()
For i = 0 to uBound(sElements()) -5
  oFamily = oFamilies.getByName(sElements(i))
nameff = sElements(i)
  For j = 0 to oFamily.getCount -1
    oStyle = oFamily.getByIndex(j)
    fontName = oStyle.CharFontName
    fontNames = fontNames + fontName
    If fontName = oldFont Then
    oStyle.CharFontName = newFont

    Endif

  
  Next
Next
End Sub


Sub TimesArabicToAriabicD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End Sub


Sub searchAndReplaceDiffFonts(badSymbol As String,firstPart  As String,secondPart  As String)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As Object 
Dim oViewCursor As Object
Dim lineIndent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 sCmdID   = "vnd.sun.star.script:Publishing.Correction.executeRemoveConsequentSpaces?language=Basic&amp;location=application"
 ' sCmdLable = "__"
 ' nCount = 0
 ' oToolbarItem = CreateSimpleToolbarItem( sCmdID, sCmdLable )
 ' oTBSettings.insertByIndex( nCount, oToolbarItem )
  
  sCmdID   = "vnd.sun.star.script:Publishing.Correction.executeRemoveBadCharacters?language=Basic&amp;location=application"
  sCmdLable = "!UTF"
  nCount = 0
  oToolbarItem = CreateSimpleToolbarItem( sCmdID, sCmdLable )
  oTBSettings.insertByIndex( nCount, oToolbarItem )
  
 ' sCmdID   = "vnd.sun.star.script:Publishing.Correction.executeRemoveSpacesBeforeStops?language=Basic&amp;location=application"
 ' sCmdLable = "_!"
 ' nCount = 2
 ' oToolbarItem = CreateSimpleToolbarItem( sCmdID, sCmdLable )
 ' oTBSettings.insertByIndex( nCount, oToolbarItem )
  
 ' sCmdID   = "vnd.sun.star.script:Publishing.Correction.executeNumericDashBetweenNumbers?language=Basic&amp;location=application"
 ' sCmdLable = "№-№"
 ' nCount = 3
 ' oToolbarItem = CreateSimpleToolbarItem( sCmdID, sCmdLable )
 ' oTBSettings.insertByIndex( nCount, oToolbarItem )
  
 ' sCmdID   = "vnd.sun.star.script:Publishing.Correction.executeReplaceLongDashWithSpacesBetweenWords?language=Basic&amp;location=application"
 ' sCmdLable = "а — а"
 ' nCount = 4
 ' oToolbarItem = CreateSimpleToolbarItem( sCmdID, sCmdLable )
 ' oTBSettings.insertByIndex( nCount, oToolbarItem )
  
 ' sCmdID   = "vnd.sun.star.script:Publishing.Correction.executeRemoveSpacesAfterOpenedQuoteOrBracket?language=Basic&amp;location=application"
 ' sCmdLable = "(_"
 ' nCount = 5
 ' oToolbarItem = CreateSimpleToolbarItem( sCmdID, sCmdLable )
 ' oTBSettings.insertByIndex( nCount, oToolbarItem )
  
 ' sCmdID   = "vnd.sun.star.script:Publishing.Correction.executeNonBreakingSpaceBetweenLastnameAndInitials?language=Basic&amp;location=application"
 ' sCmdLable = "Фам_И.О."
 ' nCount = 6
 ' oToolbarItem = CreateSimpleToolbarItem( sCmdID, sCmdLable )
 ' oTBSettings.insertByIndex( nCount, oToolbarItem )
  
 ' sCmdID   = "vnd.sun.star.script:Publishing.Correction.executeNonBreakingSpaceBetweenInitialsAndLastName?language=Basic&amp;location=application"
 ' sCmdLable = "И.О._Фам"
 ' nCount = 7
 ' oToolbarItem = CreateSimpleToolbarItem( sCmdID, sCmdLable )
 ' oTBSettings.insertByIndex( nCount, oToolbarItem )
  
 ' sCmdID   = "vnd.sun.star.script:Publishing.Correction.executeNonBreakingSpaceBetweenEtc?language=Basic&amp;location=application"
 ' sCmdLable = "и_т._д."
 ' nCount = 8
 ' oToolbarItem = CreateSimpleToolbarItem( sCmdID, sCmdLable )
 ' oTBSettings.insertByIndex( nCount, oToolbarItem )
  
''  sCmdID   = "vnd.sun.star.script:Publishing.Correction.executeNonBreakingSpaceAfterPageOrVolume?language=Basic&amp;location=application"
''  sCmdLable = "c|том"
''  nCount = 9
''  oToolbarItem = CreateSimpleToolbarItem( sCmdID, sCmdLable )
''  oTBSettings.insertByIndex( nCount, oToolbarItem )
  
'  sCmdID   = "vnd.sun.star.script:Publishing.Correction.executeNonBreakingSpaceBetweenVol?language=Basic&amp;location=application"
'  sCmdLable = "т._№"
'  nCount = 9
'  oToolbarItem = CreateSimpleToolbarItem( sCmdID, sCmdLable )
'  oTBSettings.insertByIndex( nCount, oToolbarItem )
  
'  sCmdID   = "vnd.sun.star.script:Publishing.Correction.executeNonBreakingSpaceBetweenSeries?language=Basic&amp;location=application"
'  sCmdLable = "с._№"
'  nCount = 10
'  oToolbarItem = CreateSimpleToolbarItem( sCmdID, sCmdLable )
'  oTBSettings.insertByIndex( nCount, oToolbarItem )

'  sCmdID   = "vnd.sun.star.script:Publishing.Correction.executeNonBreakingSpaceBetweenPart?language=Basic&amp;location=application"
'  sCmdLable = "ч._№"
'  nCount = 11
'  oToolbarItem = CreateSimpleToolbarItem( sCmdID, sCmdLable )
'  oTBSettings.insertByIndex( nCount, oToolbarItem )
  
'    sCmdID   = "vnd.sun.star.script:Publishing.Correction.executeNonBreakingSpaceBetweenYear?language=Basic&amp;location=application"
'  sCmdLable = "г._№"
'  nCount = 12
'  oToolbarItem = CreateSimpleToolbarItem( sCmdID, sCmdLable )
'  oTBSettings.insertByIndex( nCount, oToolbarItem )
  
 ' 'sCmdID   = "vnd.sun.star.script:Publishing.Correction.executeNonBreakingSpaceBetweenPageNum?language=Basic&amp;location=application"
 ' 'sCmdLable = "с._№"
 ' 'nCount = 14
 ' 'oToolbarItem = CreateSimpleToolbarItem( sCmdID, sCmdLable )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sCmdID   = "vnd.sun.star.script:Publishing.Indd.CreateBidirectionalLink?language=Basic&amp;location=application"
  sCmdLable = "CreateBidirectionalLink"
  nCount = 12
  oToolbarItem = CreateSimpleToolbarItem( sCmdID, sCmdLable )
  oTBSettings.insertByIndex( nCount, oToolbarItem )
  
  sCmdID   = "vnd.sun.star.script:Publishing.Correction.TimesArabicToAriabicD?language=Basic&amp;location=application"
  sCmdLable = "TimesArabicToArabicD"
  nCount = 13
  oToolbarItem = CreateSimpleToolbarItem( sCmdID, sCmdLable )
  oTBSettings.insertByIndex( nCount, oToolbarItem )
  
  sCmdID   = "vnd.sun.star.script:Publishing.Correction.badGothToArabicD?language=Basic&amp;location=application"
  sCmdLable = "BadGothToArabicD"
  nCount = 14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